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.899cm" svg:height="17.275cm" svg:x="3.6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4.9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6.2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7.5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8.8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54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25T14:59:55.880474214</meta:creation-date>
    <dc:date>2016-09-25T15:10:18.151201557</dc:date>
    <dc:creator>elucterio </dc:creator>
    <meta:editing-duration>PT27S</meta:editing-duration>
    <meta:editing-cycles>2</meta:editing-cycles>
    <meta:generator>LibreOffice/4.2.8.2$Linux_X86_64 LibreOffice_project/420m0$Build-2</meta:generator>
    <meta:document-statistic meta:object-count="5"/>
  </office:meta>
</office:document-meta>
</file>